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P6" style:parent-style-name="Normal" style:list-style-name="LFO1" style:family="paragraph"/>
    <style:style style:name="P7" style:parent-style-name="Normal" style:list-style-name="LFO1" style:family="paragraph"/>
    <style:style style:name="P8" style:parent-style-name="Normal" style:list-style-name="LFO1" style:family="paragraph"/>
    <style:style style:name="T9" style:parent-style-name="DefaultParagraphFont" style:family="text">
      <style:text-properties fo:font-style="italic" style:font-style-asian="italic" style:font-style-complex="italic"/>
    </style:style>
    <style:style style:name="P10" style:parent-style-name="Normal" style:list-style-name="LFO1" style:family="paragraph"/>
    <style:style style:name="P11" style:parent-style-name="Normal" style:list-style-name="LFO1" style:family="paragraph"/>
    <style:style style:name="P12" style:parent-style-name="Normal" style:list-style-name="LFO1" style:family="paragraph"/>
    <style:style style:name="P13" style:parent-style-name="Normal" style:family="paragraph">
      <style:paragraph-properties>
        <style:tab-stops>
          <style:tab-stop style:type="center" style:position="3.134in"/>
        </style:tab-stops>
      </style:paragraph-properties>
    </style:style>
    <style:style style:name="T1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Normal" style:list-style-name="LFO2" style:family="paragraph"/>
    <style:style style:name="P20" style:parent-style-name="Normal" style:list-style-name="LFO2" style:family="paragraph"/>
    <style:style style:name="T21" style:parent-style-name="DefaultParagraphFont" style:family="text">
      <style:text-properties style:font-name="Segoe UI Emoji" style:font-name-complex="Segoe UI Emoji"/>
    </style:style>
    <style:style style:name="T2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Normal" style:list-style-name="LFO3" style:family="paragraph"/>
    <style:style style:name="P25" style:parent-style-name="Normal" style:list-style-name="LFO3" style:family="paragraph"/>
    <style:style style:name="P26" style:parent-style-name="Normal" style:list-style-name="LFO3" style:family="paragraph"/>
    <style:style style:name="P27" style:parent-style-name="Normal" style:list-style-name="LFO3" style:family="paragraph"/>
    <style:style style:name="P28" style:parent-style-name="Normal" style:list-style-name="LFO3" style:family="paragraph"/>
    <style:style style:name="T2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Normal" style:list-style-name="LFO4" style:family="paragraph"/>
    <style:style style:name="P32" style:parent-style-name="Normal" style:list-style-name="LFO4" style:family="paragraph"/>
    <style:style style:name="P33" style:parent-style-name="Normal" style:list-style-name="LFO4" style:family="paragraph"/>
    <style:style style:name="P34" style:parent-style-name="Normal" style:list-style-name="LFO4" style:family="paragraph"/>
    <style:style style:name="P35" style:parent-style-name="Normal" style:list-style-name="LFO4" style:family="paragraph"/>
    <style:style style:name="P36" style:parent-style-name="Normal" style:family="paragraph">
      <style:paragraph-properties fo:margin-left="0.5in">
        <style:tab-stops/>
      </style:paragraph-properties>
    </style:style>
    <style:style style:name="T3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5" style:family="paragraph"/>
    <style:style style:name="P40" style:parent-style-name="Normal" style:list-style-name="LFO5" style:family="paragraph"/>
    <style:style style:name="P41" style:parent-style-name="Normal" style:list-style-name="LFO5" style:family="paragraph"/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# Wendy: A Virtual AI Tutor</text:p>
      <text:p text:style-name="Normal"><text:span text:style-name="T2">Conversational, multimodal tutor for education. Built with Google Gemini, HTML/JS frontend, and image-based emotional feedback.</text:span></text:p>
      <text:p text:style-name="Normal"><draw:custom-shape svg:x="0in" svg:y="0in" svg:width="45.51042in" svg:height="0.00139in" draw:z-index="0" draw:id="id0" draw:style-name="a0" draw:name="Horizontal Line 4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">💡</text:span><text:span text:style-name="T4"><text:s/>What It Does</text:span></text:p>
      <text:p text:style-name="Normal">Wendy is a friendly, helpful virtual tutor that:</text:p>
      <text:list text:style-name="LFO1" text:continue-numbering="true">
        <text:list-item>
          <text:p text:style-name="P5">Responds naturally to user input.</text:p>
        </text:list-item>
        <text:list-item>
          <text:p text:style-name="P6">Displays changing facial expressions using [w0] to [w15].</text:p>
        </text:list-item>
        <text:list-item>
          <text:p text:style-name="P7">Uses topic slides to teach concepts like:</text:p>
          <text:list text:continue-numbering="true">
            <text:list-item>
              <text:p text:style-name="P8">Literature:<text:s/><text:span text:style-name="T9">Of Mice and Men</text:span></text:p>
            </text:list-item>
            <text:list-item>
              <text:p text:style-name="P10">History: Early Scottish Settlements</text:p>
            </text:list-item>
          </text:list>
        </text:list-item>
        <text:list-item>
          <text:p text:style-name="P11">Works across desktop and mobile.</text:p>
        </text:list-item>
        <text:list-item>
          <text:p text:style-name="P12">JSON-configurable persona, topic, and user data.</text:p>
        </text:list-item>
      </text:list>
      <text:p text:style-name="Normal"><draw:custom-shape svg:x="0in" svg:y="0in" svg:width="45.51042in" svg:height="0.00139in" draw:z-index="0" draw:id="id1" draw:style-name="a1" draw:name="Horizontal Line 45" text:anchor-type="as-char"><svg:title/><svg:desc/><draw:enhanced-geometry draw:type="non-primitive" svg:viewBox="0 0 21600 21600" draw:enhanced-path="M 0 0 L 21600 0 21600 21600 0 21600 Z N"/></draw:custom-shape></text:p>
      <text:p text:style-name="P13"><text:span text:style-name="T14">📂</text:span><text:span text:style-name="T15"><text:s/>Examples of Use</text:span><text:span text:style-name="T16"><text:tab/></text:span></text:p>
      <text:p text:style-name="Normal"><text:span text:style-name="T17">📄</text:span><text:span text:style-name="T18"><text:s/>Word Files in /examples/ folder show real sessions:</text:span></text:p>
      <text:list text:style-name="LFO2" text:continue-numbering="true">
        <text:list-item>
          <text:p text:style-name="P19">stevie_of_mice_and_men.docx: Used in a real teaching context.</text:p>
        </text:list-item>
        <text:list-item>
          <text:p text:style-name="P20">early_settlement_scotland.docx: Test case with emotional feedback and historical slides.</text:p>
        </text:list-item>
      </text:list>
      <text:p text:style-name="Normal"><text:span text:style-name="T21">💬</text:span><text:s/>These examples show Wendy's multi-modal conversation capability — combining AI-generated text, emotional imagery, and topic visuals.</text:p>
      <text:p text:style-name="Normal"><draw:custom-shape svg:x="0in" svg:y="0in" svg:width="45.51042in" svg:height="0.00139in" draw:z-index="0" draw:id="id2" draw:style-name="a2" draw:name="Horizontal Line 4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2">🛠️</text:span><text:span text:style-name="T23"><text:s/>How It Works</text:span></text:p>
      <text:list text:style-name="LFO3" text:continue-numbering="true">
        <text:list-item>
          <text:p text:style-name="P24">Loads four JSON files into sessionStorage:<text:line-break/>wendy.json, topic.json, user.json, preamble.json.</text:p>
        </text:list-item>
        <text:list-item>
          <text:p text:style-name="P25">Sends data and user prompt to Google Gemini via /api/chat.</text:p>
        </text:list-item>
        <text:list-item>
          <text:p text:style-name="P26">Interprets signals like [w3] (Wendy images) and [2] (topic slide images).</text:p>
        </text:list-item>
        <text:list-item>
          <text:p text:style-name="P27">Displays conversational output with markdown support (marked.js).</text:p>
        </text:list-item>
        <text:list-item>
          <text:p text:style-name="P28">Can save/copy output and link out to related content (like YouTube videos and quizzes).</text:p>
        </text:list-item>
      </text:list>
      <text:p text:style-name="Normal"><draw:custom-shape svg:x="0in" svg:y="0in" svg:width="45.51042in" svg:height="0.00139in" draw:z-index="0" draw:id="id3" draw:style-name="a3" draw:name="Horizontal Line 4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9">🔧</text:span><text:span text:style-name="T30"><text:s/>Technologies Used</text:span></text:p>
      <text:list text:style-name="LFO4" text:continue-numbering="true">
        <text:list-item>
          <text:p text:style-name="P31">Google Gemini API</text:p>
        </text:list-item>
        <text:list-item>
          <text:p text:style-name="P32">HTML/CSS/JS</text:p>
        </text:list-item>
        <text:list-item>
          <text:p text:style-name="P33">Node.js / Express</text:p>
        </text:list-item>
        <text:list-item>
          <text:p text:style-name="P34">Markdown rendering (marked.js)</text:p>
        </text:list-item>
        <text:list-item>
          <text:p text:style-name="P35">Image signalling for dynamic responses</text:p>
        </text:list-item>
      </text:list>
      <text:p text:style-name="P36"><draw:custom-shape svg:x="0in" svg:y="0in" svg:width="45.51042in" svg:height="0.00139in" draw:z-index="0" draw:id="id4" draw:style-name="a4" draw:name="Horizontal Line 4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7">🤝</text:span><text:span text:style-name="T38"><text:s/>Who It’s For</text:span></text:p>
      <text:list text:style-name="LFO5" text:continue-numbering="true">
        <text:list-item>
          <text:p text:style-name="P39">Teachers looking to enhance online learning</text:p>
        </text:list-item>
        <text:list-item>
          <text:p text:style-name="P40">Students who benefit from visual/emotional cues</text:p>
        </text:list-item>
        <text:list-item>
          <text:p text:style-name="P41">Developers interested in educational AI and prompt engineering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imon Scott</meta:initial-creator>
    <dc:creator>Simon Scott</dc:creator>
    <meta:creation-date>2025-06-12T10:39:00Z</meta:creation-date>
    <dc:date>2025-06-12T10:43:00Z</dc:date>
    <meta:template xlink:href="Normal.dotm" xlink:type="simple"/>
    <meta:editing-cycles>1</meta:editing-cycles>
    <meta:editing-duration>PT0S</meta:editing-duration>
    <meta:document-statistic meta:page-count="2" meta:paragraph-count="3" meta:word-count="235" meta:character-count="1578" meta:row-count="11" meta:non-whitespace-character-count="1346"/>
  </office:meta>
</office:document-meta>
</file>